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_V_exp64</text:p>
          </table:table-cell>
          <table:table-cell office:value-type="string" calcext:value-type="string">
            <text:p>9_V.v1.l1.ds0.l_combo0.ds_combo1.idays30.odays1</text:p>
          </table:table-cell>
          <table:table-cell office:value-type="float" office:value="0.0133314961567521" calcext:value-type="float">
            <text:p>0.013331496156752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2]/[.G2]" office:value-type="float" office:value="0.0717703349282297" calcext:value-type="float">
            <text:p>0.07177033492823</text:p>
          </table:table-cell>
          <table:table-cell table:formula="of:=[.D2]*[.H2]" office:value-type="float" office:value="0.000956805944264506" calcext:value-type="float">
            <text:p>0.000956805944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1.ds_combo1.idays60.odays1</text:p>
          </table:table-cell>
          <table:table-cell office:value-type="float" office:value="0.0119178239256144" calcext:value-type="float">
            <text:p>0.0119178239256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3]/[.G3]" office:value-type="float" office:value="0.0717703349282297" calcext:value-type="float">
            <text:p>0.07177033492823</text:p>
          </table:table-cell>
          <table:table-cell table:formula="of:=[.D3]*[.H3]" office:value-type="float" office:value="0.000855346214757011" calcext:value-type="float">
            <text:p>0.000855346214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_V_exp8</text:p>
          </table:table-cell>
          <table:table-cell office:value-type="string" calcext:value-type="string">
            <text:p>9_V.v1.l1.ds0.l_combo2.ds_combo1.idays30.odays1</text:p>
          </table:table-cell>
          <table:table-cell office:value-type="float" office:value="0.0103659583255649" calcext:value-type="float">
            <text:p>0.010365958325565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4]/[.G4]" office:value-type="float" office:value="0.0717703349282297" calcext:value-type="float">
            <text:p>0.07177033492823</text:p>
          </table:table-cell>
          <table:table-cell table:formula="of:=[.D4]*[.H4]" office:value-type="float" office:value="0.000743968300877861" calcext:value-type="float">
            <text:p>0.0007439683008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3.ds_combo1.idays30.odays1</text:p>
          </table:table-cell>
          <table:table-cell office:value-type="float" office:value="0.0108527224510908" calcext:value-type="float">
            <text:p>0.0108527224510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5]/[.G5]" office:value-type="float" office:value="0.0717703349282297" calcext:value-type="float">
            <text:p>0.07177033492823</text:p>
          </table:table-cell>
          <table:table-cell table:formula="of:=[.D5]*[.H5]" office:value-type="float" office:value="0.000778903525197905" calcext:value-type="float">
            <text:p>0.000778903525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_V_exp64</text:p>
          </table:table-cell>
          <table:table-cell office:value-type="string" calcext:value-type="string">
            <text:p>9_V.v1.l1.ds0.l_combo4.ds_combo1.idays60.odays1</text:p>
          </table:table-cell>
          <table:table-cell office:value-type="float" office:value="0.0110529381781816" calcext:value-type="float">
            <text:p>0.011052938178182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6]/[.G6]" office:value-type="float" office:value="0.0717703349282297" calcext:value-type="float">
            <text:p>0.07177033492823</text:p>
          </table:table-cell>
          <table:table-cell table:formula="of:=[.D6]*[.H6]" office:value-type="float" office:value="0.000793273074989113" calcext:value-type="float">
            <text:p>0.0007932730749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5.ds_combo1.idays30.odays1</text:p>
          </table:table-cell>
          <table:table-cell office:value-type="float" office:value="0.0156039083376527" calcext:value-type="float">
            <text:p>0.01560390833765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7]/[.G7]" office:value-type="float" office:value="0.0717703349282297" calcext:value-type="float">
            <text:p>0.07177033492823</text:p>
          </table:table-cell>
          <table:table-cell table:formula="of:=[.D7]*[.H7]" office:value-type="float" office:value="0.00111989772758273" calcext:value-type="float">
            <text:p>0.001119897727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_V_exp32</text:p>
          </table:table-cell>
          <table:table-cell office:value-type="string" calcext:value-type="string">
            <text:p>9_V.v1.l1.ds0.l_combo6.ds_combo1.idays30.odays1</text:p>
          </table:table-cell>
          <table:table-cell office:value-type="float" office:value="0.00610418897122145" calcext:value-type="float">
            <text:p>0.00610418897122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table:formula="of:=[.F8]/[.G8]" office:value-type="float" office:value="0.0334928229665072" calcext:value-type="float">
            <text:p>0.033492822966507</text:p>
          </table:table-cell>
          <table:table-cell table:formula="of:=[.D8]*[.H8]" office:value-type="float" office:value="0.000204446520567225" calcext:value-type="float">
            <text:p>0.0002044465205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7.ds_combo1.idays60.odays1</text:p>
          </table:table-cell>
          <table:table-cell office:value-type="float" office:value="0.0122754629701376" calcext:value-type="float">
            <text:p>0.01227546297013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9]/[.G9]" office:value-type="float" office:value="0.0717703349282297" calcext:value-type="float">
            <text:p>0.07177033492823</text:p>
          </table:table-cell>
          <table:table-cell table:formula="of:=[.D9]*[.H9]" office:value-type="float" office:value="0.000881014088765856" calcext:value-type="float">
            <text:p>0.000881014088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_J_exp32</text:p>
          </table:table-cell>
          <table:table-cell office:value-type="string" calcext:value-type="string">
            <text:p>9_J.v1.l1.ds0.l_combo8.ds_combo1.idays30.odays1</text:p>
          </table:table-cell>
          <table:table-cell office:value-type="float" office:value="0.0112171061336994" calcext:value-type="float">
            <text:p>0.011217106133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0]/[.G10]" office:value-type="float" office:value="0.0717703349282297" calcext:value-type="float">
            <text:p>0.07177033492823</text:p>
          </table:table-cell>
          <table:table-cell table:formula="of:=[.D10]*[.H10]" office:value-type="float" office:value="0.000805055464141107" calcext:value-type="float">
            <text:p>0.000805055464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9.ds_combo1.idays30.odays1</text:p>
          </table:table-cell>
          <table:table-cell office:value-type="float" office:value="0.00892306305468082" calcext:value-type="float">
            <text:p>0.0089230630546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F11]/[.G11]" office:value-type="float" office:value="0.0526315789473684" calcext:value-type="float">
            <text:p>0.052631578947369</text:p>
          </table:table-cell>
          <table:table-cell table:formula="of:=[.D11]*[.H11]" office:value-type="float" office:value="0.00046963489761478" calcext:value-type="float">
            <text:p>0.000469634897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10.ds_combo1.idays60.odays1</text:p>
          </table:table-cell>
          <table:table-cell office:value-type="float" office:value="0.0137758124619722" calcext:value-type="float">
            <text:p>0.0137758124619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F12]/[.G12]" office:value-type="float" office:value="0.0526315789473684" calcext:value-type="float">
            <text:p>0.052631578947369</text:p>
          </table:table-cell>
          <table:table-cell table:formula="of:=[.D12]*[.H12]" office:value-type="float" office:value="0.000725042761156433" calcext:value-type="float">
            <text:p>0.000725042761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11.ds_combo1.idays60.odays1</text:p>
          </table:table-cell>
          <table:table-cell office:value-type="float" office:value="0.00979138351976872" calcext:value-type="float">
            <text:p>0.00979138351976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3]/[.G13]" office:value-type="float" office:value="0.0717703349282297" calcext:value-type="float">
            <text:p>0.07177033492823</text:p>
          </table:table-cell>
          <table:table-cell table:formula="of:=[.D13]*[.H13]" office:value-type="float" office:value="0.000702730874624549" calcext:value-type="float">
            <text:p>0.000702730874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_M_exp64</text:p>
          </table:table-cell>
          <table:table-cell office:value-type="string" calcext:value-type="string">
            <text:p>9_M.v1.l1.ds0.l_combo12.ds_combo1.idays60.odays1</text:p>
          </table:table-cell>
          <table:table-cell office:value-type="float" office:value="0.0107603324577212" calcext:value-type="float">
            <text:p>0.0107603324577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4]/[.G14]" office:value-type="float" office:value="0.0717703349282297" calcext:value-type="float">
            <text:p>0.07177033492823</text:p>
          </table:table-cell>
          <table:table-cell table:formula="of:=[.D14]*[.H14]" office:value-type="float" office:value="0.000772272664429754" calcext:value-type="float">
            <text:p>0.000772272664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_J_exp32</text:p>
          </table:table-cell>
          <table:table-cell office:value-type="string" calcext:value-type="string">
            <text:p>9_J.v1.l1.ds0.l_combo13.ds_combo1.idays60.odays1</text:p>
          </table:table-cell>
          <table:table-cell office:value-type="float" office:value="0.0116131203249097" calcext:value-type="float">
            <text:p>0.0116131203249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5]/[.G15]" office:value-type="float" office:value="0.0717703349282297" calcext:value-type="float">
            <text:p>0.07177033492823</text:p>
          </table:table-cell>
          <table:table-cell table:formula="of:=[.D15]*[.H15]" office:value-type="float" office:value="0.0008334775352806" calcext:value-type="float">
            <text:p>0.000833477535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_M_exp32</text:p>
          </table:table-cell>
          <table:table-cell office:value-type="string" calcext:value-type="string">
            <text:p>9_M.v1.l1.ds0.l_combo14.ds_combo1.idays60.odays1</text:p>
          </table:table-cell>
          <table:table-cell office:value-type="float" office:value="0.010998947545886" calcext:value-type="float">
            <text:p>0.0109989475458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16]/[.G16]" office:value-type="float" office:value="0.0717703349282297" calcext:value-type="float">
            <text:p>0.07177033492823</text:p>
          </table:table-cell>
          <table:table-cell table:formula="of:=[.D16]*[.H16]" office:value-type="float" office:value="0.000789398149226271" calcext:value-type="float">
            <text:p>0.0007893981492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SUM([.F2:.F16])" office:value-type="float" office:value="209" calcext:value-type="float">
            <text:p>209</text:p>
          </table:table-cell>
          <table:table-cell table:number-columns-repeated="2"/>
          <table:table-cell table:formula="of:=SUM([.I2:.I16])" office:value-type="float" office:value="0.0114312677434757" calcext:value-type="float">
            <text:p>0.0114312677434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MIN([.D2:.D16])" office:value-type="float" office:value="0.00610418897122145" calcext:value-type="float">
            <text:p>0.006104188971221</text:p>
          </table:table-cell>
          <table:table-cell table:formula="of:=MAX([.D2:.D16])" office:value-type="float" office:value="0.0156039083376527" calcext:value-type="float">
            <text:p>0.0156039083376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5:51:00.560827768</dc:date>
    <meta:editing-duration>PT5M9S</meta:editing-duration>
    <meta:editing-cycles>1</meta:editing-cycles>
    <meta:document-statistic meta:table-count="1" meta:cell-count="150" meta:object-count="0"/>
    <meta:generator>LibreOffice/6.0.7.3$Linux_X86_64 LibreOffice_project/00m0$Build-3</meta:generator>
  </office:meta>
</office:document-meta>
</file>